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fo:padding="0.074cm" fo:border-left="none" fo:border-right="none" fo:border-top="none" fo:border-bottom="0.06pt solid #000000" style:join-border="false"/>
    </style:style>
    <style:style style:name="P2" style:family="paragraph" style:parent-style-name="Heading_20_1">
      <style:paragraph-properties fo:text-align="center" style:justify-single-word="false" fo:break-before="page"/>
      <style:text-properties style:font-name="Comic Sans MS" fo:font-size="14pt" fo:font-weight="bold" style:font-size-asian="14pt" style:font-weight-asian="bold" style:font-size-complex="14pt" style:font-weight-complex="bold"/>
    </style:style>
    <style:style style:name="T1" style:family="text">
      <style:text-properties fo:font-variant="normal" fo:text-transform="none" style:font-name="Comic Sans MS" fo:font-size="14pt" fo:font-style="normal"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ombats d'écrivains au XVIIIe siècle : Voltaire et l'affaire Calas </text:h>
      <text:h text:style-name="P1" text:outline-level="1"><text:span text:style-name="T1">L'implicite dans les énoncés : présupposés et sous-entendus</text:span></text:h>
      <text:h text:style-name="Heading_20_2" text:outline-level="2">Brief intendit. (14 octobre 1761)</text:h>
      <text:p text:style-name="Text_20_body"> </text:p>
      <text:p text:style-name="Text_20_body">Le brief intendit est une liste de questions préparées à l'avance qu'on présentait aux témoins ou aux accusés, questions auxquelles ils devaient répondre obligatoirement. Ce type de pièce "tendait" à la vérification de quelques faits, les questions sont très nettement orientées à charge, ainsi le premier brief intendit du dossier demande si les Calas père et fils cadet ont menacé de mort Marc-Antoine à plusieurs reprises. Les réponses n'entrainaient pas de modification des questions posées ce qui donne souvent l'impression d'un dialogue de sourds.</text:p>
      <text:p text:style-name="Text_20_body"> </text:p>
      <text:p text:style-name="Text_20_body"> </text:p>
      <text:p text:style-name="Horizontal_20_Line"/>
      <text:h text:style-name="Heading_20_3" text:outline-level="3">Brief intendit.</text:h>
      <text:p text:style-name="Text_20_body"><text:span text:style-name="Emphasis">Brief intendit que baille devant vous messieurs les capitouls de Toulouse. </text:span></text:p>
      <text:p text:style-name="Text_20_body"><text:span text:style-name="Emphasis">Le procureur du Roy d'office pour l'audition des témoins. </text:span></text:p>
      <text:p text:style-name="Text_20_body"> </text:p>
      <text:p text:style-name="Text_20_body"><text:span text:style-name="Emphasis">1° S'ils savent pour avoir veu ou entendu que le sieur Calas père et son fils cadet sachant que Marc Antoine Calas fils ayné devant faire abjuration l'ont menacé dans plusieurs occasions de le tuer, en lui disant qu'il n'aurait d'autre bourreau qu'eux et si à raison de ce ayant conçu de l'inimitié contre lui le dit Calas père et fils cadet ne le maltraittaient journellement. </text:span></text:p>
      <text:p text:style-name="Text_20_body"><text:span text:style-name="Emphasis">2° S'ils savent pour avoit veu ou entendu que la nuit du treizième du courant vers les neuf heures du soir, le dit Calas père et fils cadet et autres complices maltraittaient vivement le dit Marc Antoine Calas fils ayné dans leur maison, lequel criait:"Hà mon Dieu on m'assassine, on m'étrangle, je suis mort!" </text:span></text:p>
      <text:p text:style-name="Text_20_body"><text:span text:style-name="Emphasis">3° S'ils n'ont veu un instant après le bruit finy sortir de la maison du dit Calas père et par la porte du couroir plusieurs personnes et notamment un jeune homme portant un habit gris et un chapeau bordé en or qui s'enfuyait dans la petite rue du Coq d'Inde lequel revint de suitte sur ses pas et rentra dans la maison du dit Calas et ferma la porte du couroir. </text:span></text:p>
      <text:p text:style-name="Text_20_body"><text:span text:style-name="Emphasis">4° Et enfin s'ils savent pour avoir veu et entendu à raison de ce qu'ils sont, les autheurs et complices de la mort violante du dit Marc Antoine Calas fils ayné ou autres circonstances et dépendences. </text:span></text:p>
      <text:p text:style-name="Text_20_body"><text:span text:style-name="Emphasis">Ce quatorzième octobre mil sept cent soixante et u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5:13:58.48</meta:creation-date>
    <meta:print-date>2013-03-19T15:14:32.24</meta:print-date>
    <meta:document-statistic meta:table-count="0" meta:image-count="0" meta:object-count="0" meta:page-count="1" meta:paragraph-count="16" meta:word-count="365" meta:character-count="2169" meta:non-whitespace-character-count="1805"/>
    <dc:date>2013-03-19T15:17:19.37</dc:date>
    <meta:editing-duration>PT3M21S</meta:editing-duration>
    <meta:editing-cycles>1</meta:editing-cycles>
    <meta:generator>LibreOffice/3.4$Win32 LibreOffice_project/340m1$Build-502</meta:generator>
  </office:meta>
</office:document-meta>
</file>